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0.615cm" fo:min-width="2.39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middle" draw:auto-grow-height="false" fo:min-height="0.615cm" fo:min-width="2.39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fill-color="#3465a4" draw:textarea-horizontal-align="justify" draw:textarea-vertical-align="middle" draw:auto-grow-height="false" fo:min-height="0.615cm" fo:min-width="2.397cm" fo:padding-top="0.137cm" fo:padding-bottom="0.137cm" fo:padding-left="0.262cm" fo:padding-right="0.26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363cm"/>
    </style:style>
    <style:style style:name="gr6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0.615cm" fo:min-width="2.373cm" fo:padding-top="0.137cm" fo:padding-bottom="0.137cm" fo:padding-left="0.262cm" fo:padding-right="0.262cm"/>
    </style:style>
    <style:style style:name="gr7" style:family="graphic" style:parent-style-name="objectwithoutfill">
      <style:graphic-properties draw:stroke="solid" svg:stroke-width="0cm" svg:stroke-color="#000000" draw:marker-end="Arrow" draw:marker-end-width="0.152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fill-color="#c5000b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296cm"/>
    </style:style>
    <style:style style:name="gr10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1.401cm" fo:min-width="3.31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3465a4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color="#800000" fo:font-size="5.5pt" fo:font-weight="bold" style:font-size-asian="5.5pt" style:font-weight-asian="bold" style:font-size-complex="5.5pt" style:font-weight-complex="bold"/>
    </style:style>
    <style:style style:name="P7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8" style:family="paragraph">
      <loext:graphic-properties draw:fill="none"/>
      <style:paragraph-properties fo:text-align="start"/>
      <style:text-properties fo:color="#800000" fo:font-size="6pt" fo:font-weight="bold" style:font-size-asian="6pt" style:font-weight-asian="bold" style:font-size-complex="6pt" style:font-weight-complex="bold"/>
    </style:style>
    <style:style style:name="P9" style:family="paragraph">
      <loext:graphic-properties draw:fill="none" draw:fill-color="#c5000b"/>
      <style:paragraph-properties fo:text-align="center"/>
    </style:style>
    <style:style style:name="P10" style:family="paragraph">
      <loext:graphic-properties draw:fill="none"/>
      <style:paragraph-properties fo:text-align="star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5.5pt" fo:font-weight="bold" style:font-size-asian="5.5pt" style:font-weight-asian="bold" style:font-size-complex="5.5pt" style:font-weight-complex="bold"/>
    </style:style>
    <style:style style:name="T3" style:family="text">
      <style:text-properties fo:color="#800000" fo:font-size="5.5pt" fo:font-style="italic" fo:font-weight="bold" style:font-size-asian="5.5pt" style:font-style-asian="italic" style:font-weight-asian="bold" style:font-size-complex="5.5pt" style:font-style-complex="italic" style:font-weight-complex="bold"/>
    </style:style>
    <style:style style:name="T4" style:family="text">
      <style:text-properties fo:color="#800000" fo:font-size="5.5pt" fo:font-weight="bold" style:font-size-asian="5.5pt" style:font-weight-asian="bold" style:font-size-complex="5.5pt" style:font-weight-complex="bold"/>
    </style:style>
    <style:style style:name="T5" style:family="text">
      <style:text-properties fo:font-size="7pt" fo:font-weight="bold" style:font-size-asian="7pt" style:font-weight-asian="bold" style:font-size-complex="7pt" style:font-weight-complex="bold"/>
    </style:style>
    <style:style style:name="T6" style:family="text">
      <style:text-properties fo:color="#800000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21cm" svg:height="0.889cm" svg:x="0cm" svg:y="1.524cm">
          <text:p text:style-name="P1"><text:span text:style-name="T1">Tier 0</text:span></text:p>
          <text:p text:style-name="P1"><text:span text:style-name="T2">interpr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21cm" svg:height="0.889cm" svg:x="3.683cm" svg:y="1.524cm">
          <text:p text:style-name="P1"><text:span text:style-name="T1">Tier 3</text:span></text:p>
          <text:p text:style-name="P1"><text:span text:style-name="T2">C1 (skipp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2.921cm" svg:height="0.889cm" svg:x="7.385cm" svg:y="1.524cm">
          <text:p text:style-name="P1"><text:span text:style-name="T1">Tier 4</text:span></text:p>
          <text:p text:style-name="P1"><text:span text:style-name="T2">C2 (using cached C2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.46cm" svg:y1="2.413cm" svg:x2="8.845cm" svg:y2="2.413cm" draw:start-shape="id1" draw:start-glue-point="2" draw:end-shape="id2" svg:d="M1460 2413v512h7385v-512" svg:viewBox="0 0 7386 513">
          <text:p text:style-name="P5"><text:span text:style-name="T3"/></text:p>
          <text:p text:style-name="P5"><text:span text:style-name="T3"/></text:p>
          <text:p text:style-name="P5"><text:span text:style-name="T3"><text:tab/></text:span><text:span text:style-name="T3"> <text:s text:c="16"/>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><text:s text:c="41"/></text:span><text:span text:style-name="T3">lowered</text:span><text:span text:style-name="T4"> thresholds</text:span></text:p>
          <text:p text:style-name="P5"><text:span text:style-name="T4"/></text:p>
          <text:p text:style-name="P5"><text:span text:style-name="T4"><text:tab/></text:span><text:span text:style-name="T4"><text:tab/></text:span><text:span text:style-name="T4"><text:tab/></text:span><text:span text:style-name="T4"> <text:s text:c="4"/></text:span></text:p>
        </draw:connector>
        <draw:frame draw:style-name="gr5" draw:text-style-name="P7" draw:layer="layout" svg:width="3.863cm" svg:height="0.526cm" svg:x="-0.151cm" svg:y="0.871cm">
          <draw:text-box>
            <text:p><text:span text:style-name="T5">(a) cached profile is from C2:</text:span></text:p>
          </draw:text-box>
        </draw:frame>
        <draw:custom-shape draw:style-name="gr6" draw:text-style-name="P2" xml:id="id3" draw:id="id3" draw:layer="layout" svg:width="2.897cm" svg:height="0.889cm" svg:x="0.024cm" svg:y="4.187cm">
          <text:p text:style-name="P1"><text:span text:style-name="T1">Tier 0</text:span></text:p>
          <text:p text:style-name="P1"><text:span text:style-name="T2">interpr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2.921cm" svg:height="0.889cm" svg:x="3.683cm" svg:y="4.191cm">
          <text:p text:style-name="P1"><text:span text:style-name="T1">Tier 3</text:span></text:p>
          <text:p text:style-name="P1"><text:span text:style-name="T2">C1 (using cached C1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5" draw:id="id5" draw:layer="layout" svg:width="2.921cm" svg:height="0.889cm" svg:x="7.393cm" svg:y="4.191cm">
          <text:p text:style-name="P1"><text:span text:style-name="T1">Tier 4</text:span></text:p>
          <text:p text:style-name="P1"><text:span text:style-name="T2">C2 (using fresh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draw:type="line" svg:x1="2.921cm" svg:y1="4.631cm" svg:x2="3.683cm" svg:y2="4.635cm" draw:start-shape="id3" draw:start-glue-point="1" draw:end-shape="id4" draw:end-glue-point="3" svg:d="M2921 4631l762 4" svg:viewBox="0 0 763 5"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4"/></text:p>
          <text:p text:style-name="P5"><text:span text:style-name="T4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>lowered</text:span><text:span text:style-name="T4"> thresholds</text:span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</draw:connector>
        <draw:connector draw:style-name="gr8" draw:text-style-name="P9" draw:layer="layout" draw:type="line" svg:x1="2.921cm" svg:y1="4.631cm" svg:x2="3.683cm" svg:y2="4.635cm" draw:start-shape="id3" draw:start-glue-point="1" draw:end-shape="id4" draw:end-glue-point="3" svg:d="M2921 4631l762 4" svg:viewBox="0 0 763 5">
          <text:p/>
        </draw:connector>
        <draw:frame draw:style-name="gr9" draw:text-style-name="P7" draw:layer="layout" svg:width="3.796cm" svg:height="0.526cm" svg:x="-0.127cm" svg:y="3.534cm">
          <draw:text-box>
            <text:p><text:span text:style-name="T5">(b) cached profile is from C1</text:span></text:p>
          </draw:text-box>
        </draw:frame>
        <draw:connector draw:style-name="gr4" draw:text-style-name="P10" draw:layer="layout" draw:type="line" svg:x1="6.604cm" svg:y1="4.635cm" svg:x2="7.393cm" svg:y2="4.635cm" draw:start-shape="id4" draw:start-glue-point="1" draw:end-shape="id5" draw:end-glue-point="3" svg:d="M6604 4635h789" svg:viewBox="0 0 790 1"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>standard thresholds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</draw:connector>
        <draw:custom-shape draw:style-name="gr10" draw:text-style-name="P11" draw:layer="layout" svg:width="3.81cm" svg:height="1.651cm" svg:x="6.912cm" svg:y="3.8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990000" draw:marker-end="Arrow" draw:marker-end-width="0.051cm" draw:fill="none" draw:fill-gradient-name="Gradient_20_3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6:45:16.981036097</meta:creation-date>
    <dc:date>2015-07-16T14:09:22.303406033</dc:date>
    <meta:editing-duration>PT1H36M47S</meta:editing-duration>
    <meta:editing-cycles>23</meta:editing-cycles>
    <meta:generator>LibreOffice/4.4.4.3$Linux_X86_64 LibreOffice_project/40m0$Build-3</meta:generator>
    <meta:document-statistic meta:object-count="13"/>
  </office:meta>
</office:document-meta>
</file>